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c8b3"/>
    </style:style>
    <style:style style:name="P2" style:family="paragraph" style:parent-style-name="Standard">
      <style:text-properties style:font-name="Arial" fo:font-size="14pt" fo:font-weight="bold" officeooo:rsid="000a415e" officeooo:paragraph-rsid="000a415e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officeooo:rsid="000c2cb4" officeooo:paragraph-rsid="000c2cb4" style:font-size-asian="14pt" style:font-size-complex="14pt"/>
    </style:style>
    <style:style style:name="T1" style:family="text">
      <style:text-properties style:font-name="Arial" fo:font-size="14pt" officeooo:rsid="00092e42" style:font-size-asian="12.25pt" style:font-size-complex="14pt"/>
    </style:style>
  </office:automatic-styles>
  <office:body>
    <office:text>
      <office:forms form:automatic-focus="false" form:apply-design-mode="fals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DOCUMENTATION</text:p>
      <text:p text:style-name="P1"><text:a xlink:type="simple" xlink:href="https://docs.google.com/spreadsheets/d/1RUeZuRKpTYrjJy5RiQfqkVP3HT8U1T7azsL5lyfez1k/edit?usp=sharing" text:style-name="Internet_20_link" text:visited-style-name="Visited_20_Internet_20_Link"><text:span text:style-name="T1">TEST CASES</text:span></text:a></text:p>
      <text:p text:style-name="P3">06.02.2024. Solving Postman tasks, TC, creating test cases for Conduit for automatization, solving RF problem with only one result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zxx" fo:country="non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zxx" fo:country="non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6T18:44:26.586000000</dc:date>
    <meta:editing-duration>PT12M31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24" meta:character-count="164" meta:non-whitespace-character-count="143"/>
  </office:meta>
</office:document-meta>
</file>